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6229b7" officeooo:paragraph-rsid="006229b7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6229b7" officeooo:paragraph-rsid="006229b7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639179" officeooo:paragraph-rsid="0064591c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663bf8" officeooo:paragraph-rsid="00681352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690136" officeooo:paragraph-rsid="00690136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6d78c9" officeooo:paragraph-rsid="006d78c9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739f44" officeooo:paragraph-rsid="0074e6d1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784d25" officeooo:paragraph-rsid="00784d25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78f5cd" officeooo:paragraph-rsid="0078f5cd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paragraph-rsid="006229b7"/>
    </style:style>
    <style:style style:name="P12" style:family="paragraph" style:parent-style-name="Text_20_body" style:list-style-name="L2">
      <style:paragraph-properties fo:text-align="start" style:justify-single-word="false"/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624f37" officeooo:paragraph-rsid="00624f37" style:text-blinking="false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624f37" officeooo:paragraph-rsid="00624f37"/>
    </style:style>
    <style:style style:name="T1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officeooo:rsid="00605aa5" style:text-blinking="false"/>
    </style:style>
    <style:style style:name="T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605aa5" style:text-blinking="false"/>
    </style:style>
    <style:style style:name="T4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4e7414" style:text-blinking="false"/>
    </style:style>
    <style:style style:name="T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7a71a7" style:text-blinking="false"/>
    </style:style>
    <style:style style:name="T6" style:family="text">
      <style:text-properties officeooo:rsid="005ed930"/>
    </style:style>
    <style:style style:name="T7" style:family="text">
      <style:text-properties officeooo:rsid="00605aa5"/>
    </style:style>
    <style:style style:name="T8" style:family="text">
      <style:text-properties style:text-line-through-style="none" style:text-line-through-type="none" style:text-underline-style="none" style:text-blinking="false"/>
    </style:style>
    <style:style style:name="T9" style:family="text">
      <style:text-properties style:text-line-through-style="none" style:text-line-through-type="none" style:text-underline-style="none" officeooo:rsid="00624f37" style:text-blinking="false"/>
    </style:style>
    <style:style style:name="T10" style:family="text">
      <style:text-properties style:text-line-through-style="none" style:text-line-through-type="none" style:text-underline-style="none" officeooo:rsid="0068f0d8" style:text-blinking="false"/>
    </style:style>
    <style:style style:name="T11" style:family="text">
      <style:text-properties style:text-line-through-style="none" style:text-line-through-type="none" style:text-underline-style="none" officeooo:rsid="00691e6a" style:text-blinking="false"/>
    </style:style>
    <style:style style:name="T12" style:family="text">
      <style:text-properties style:text-line-through-style="none" style:text-line-through-type="none" style:text-underline-style="none" officeooo:rsid="006bd9a0" style:text-blinking="false"/>
    </style:style>
    <style:style style:name="T13" style:family="text">
      <style:text-properties style:text-line-through-style="none" style:text-line-through-type="none" style:text-underline-style="none" officeooo:rsid="006cd8e8" style:text-blinking="false"/>
    </style:style>
    <style:style style:name="T14" style:family="text">
      <style:text-properties style:text-line-through-style="none" style:text-line-through-type="none" style:text-underline-style="none" officeooo:rsid="006f0a8e" style:text-blinking="false"/>
    </style:style>
    <style:style style:name="T15" style:family="text">
      <style:text-properties style:text-line-through-style="none" style:text-line-through-type="none" style:text-underline-style="none" officeooo:rsid="0070817b" style:text-blinking="false"/>
    </style:style>
    <style:style style:name="T16" style:family="text">
      <style:text-properties style:text-line-through-style="none" style:text-line-through-type="none" style:text-underline-style="none" style:text-blinking="false" style:font-weight-asian="normal" style:font-weight-complex="normal"/>
    </style:style>
    <style:style style:name="T17" style:family="text">
      <style:text-properties style:text-line-through-style="none" style:text-line-through-type="none" style:text-underline-style="none" officeooo:rsid="0070817b" style:text-blinking="false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 officeooo:rsid="0070f663" style:text-blinking="false"/>
    </style:style>
    <style:style style:name="T19" style:family="text">
      <style:text-properties style:text-line-through-style="none" style:text-line-through-type="none" style:text-underline-style="none" officeooo:rsid="0072829f" style:text-blinking="false"/>
    </style:style>
    <style:style style:name="T20" style:family="text">
      <style:text-properties style:text-line-through-style="none" style:text-line-through-type="none" style:text-underline-style="none" officeooo:rsid="00737162" style:text-blinking="false"/>
    </style:style>
    <style:style style:name="T21" style:family="text">
      <style:text-properties style:text-line-through-style="none" style:text-line-through-type="none" style:text-underline-style="none" officeooo:rsid="0075d611" style:text-blinking="false"/>
    </style:style>
    <style:style style:name="T22" style:family="text"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T23" style:family="text">
      <style:text-properties style:text-line-through-style="none" style:text-line-through-type="none" style:text-underline-style="none" fo:font-weight="bold" officeooo:rsid="0068f0d8" style:text-blinking="false" style:font-weight-asian="bold" style:font-weight-complex="bold"/>
    </style:style>
    <style:style style:name="T24" style:family="text">
      <style:text-properties style:text-line-through-style="none" style:text-line-through-type="none" style:text-underline-style="none" fo:font-weight="bold" officeooo:rsid="00691e6a" style:text-blinking="false" style:font-weight-asian="bold" style:font-weight-complex="bold"/>
    </style:style>
    <style:style style:name="T25" style:family="text">
      <style:text-properties style:text-line-through-style="none" style:text-line-through-type="none" style:text-underline-style="none" fo:font-weight="bold" officeooo:rsid="0070817b" style:text-blinking="false" style:font-weight-asian="bold" style:font-weight-complex="bold"/>
    </style:style>
    <style:style style:name="T26" style:family="text">
      <style:text-properties officeooo:rsid="006229b7"/>
    </style:style>
    <style:style style:name="T27" style:family="text">
      <style:text-properties officeooo:rsid="0064591c"/>
    </style:style>
    <style:style style:name="T28" style:family="text">
      <style:text-properties fo:font-weight="bold" officeooo:rsid="0064591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Done Today:</text:p>
      <text:list xml:id="list1467710633" text:style-name="L1">
        <text:list-item>
          <text:p text:style-name="P2">8:00 to 9:00: Absolute, Relative and wildcard imports. Comments From <text:a xlink:type="simple" xlink:href="https://www.datacamp.com/community/tutorials/pep8-tutorial-python-code" text:style-name="Internet_20_link" text:visited-style-name="Visited_20_Internet_20_Link">https://www.datacamp.com/community/tutorials/pep8-tutorial-python-code</text:a></text:p>
        </text:list-item>
        <text:list-item>
          <text:p text:style-name="P3">9:00 to 10:00: Docstrings, Module level dunder names, Naming conventions from pep8</text:p>
        </text:list-item>
        <text:list-item>
          <text:p text:style-name="P4">10:00 to 11:00: <text:span text:style-name="T27">installation, usage and practice of commands like </text:span><text:span text:style-name="T28">pycodestyle --first FILE-NAME</text:span><text:span text:style-name="T27"> and </text:span><text:span text:style-name="T28">pycodestyle --show-source --show-pep8 FILE-NAME</text:span><text:span text:style-name="T27"> in pycodestyle version of pep8.</text:span></text:p>
        </text:list-item>
        <text:list-item>
          <text:p text:style-name="P5">11:00 to 12:00: <text:span text:style-name="T23">Multiply, Find, Lower Case, Replace, Slice</text:span><text:span text:style-name="T10"> and </text:span><text:span text:style-name="T23">Escape Sequences</text:span><text:span text:style-name="T10"> in </text:span><text:span text:style-name="T9">String manipulations, </text:span><text:span text:style-name="T10">Basic File IO operations </text:span><text:span text:style-name="T11">such as </text:span><text:span text:style-name="T24">open(filename, type)</text:span></text:p>
        </text:list-item>
        <text:list-item>
          <text:p text:style-name="P6"><text:span text:style-name="T10">1</text:span><text:span text:style-name="T8">2:00 to 1:00:</text:span><text:span text:style-name="T9"> </text:span><text:span text:style-name="T25">reader</text:span><text:span text:style-name="T15"> and </text:span><text:span text:style-name="T25">dictReader</text:span><text:span text:style-name="T17"> functions</text:span><text:span text:style-name="T25"> </text:span><text:span text:style-name="T15">in </text:span><text:span text:style-name="T12">csv reader, </text:span><text:span text:style-name="T13">start read</text:span><text:span text:style-name="T18">ing</text:span><text:span text:style-name="T13"> argparse</text:span></text:p>
        </text:list-item>
        <text:list-item>
          <text:p text:style-name="P7"><text:span text:style-name="T13">2:</text:span><text:span text:style-name="T19">3</text:span><text:span text:style-name="T8">0 to 3:00: </text:span><text:span text:style-name="T14">argparse practice</text:span></text:p>
        </text:list-item>
        <text:list-item>
          <text:p text:style-name="P8"><text:span text:style-name="T20">3:</text:span><text:span text:style-name="T8">00 to 4:00: </text:span><text:span text:style-name="T20">glob learning and practice, </text:span><text:span text:style-name="T9">List comprehension </text:span><text:span text:style-name="T21">learn and practice</text:span></text:p>
        </text:list-item>
        <text:list-item>
          <text:p text:style-name="P9"><text:span text:style-name="T21">4:</text:span><text:span text:style-name="T8">00 to 5:00: </text:span><text:span text:style-name="T22">pdb.set_trace()</text:span><text:span text:style-name="T8">, </text:span><text:span text:style-name="T22">n</text:span><text:span text:style-name="T16">(ext), </text:span><text:span text:style-name="T22">c</text:span><text:span text:style-name="T16">(continue), </text:span><text:span text:style-name="T22">q</text:span><text:span text:style-name="T16">(uit), </text:span><text:span text:style-name="T22">h</text:span><text:span text:style-name="T16">(elp) commands of </text:span><text:span text:style-name="T22"><text:s/></text:span><text:span text:style-name="T8">pdb (command line debugger) and practice</text:span></text:p>
        </text:list-item>
        <text:list-item>
          <text:p text:style-name="P10"><text:span text:style-name="T8">5:00 to 6:00: pep8 Use of whitespaces, Docstrings</text:span></text:p>
        </text:list-item>
      </text:list>
      <text:p text:style-name="P1">→Pending:<text:span text:style-name="T5">nil</text:span></text:p>
      <text:p text:style-name="P1">→Target for Tomorrow: <text:span text:style-name="T26">nil</text:span></text:p>
      <text:p text:style-name="P1">→<text:span text:style-name="T7"> </text:span>Questions: <text:span text:style-name="T6">n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4T17:32:11.685523903</dc:date>
    <meta:editing-duration>PT15H40M15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46" meta:character-count="996" meta:non-whitespace-character-count="874"/>
  </office:meta>
</office:document-meta>
</file>